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ubtitle">
      <style:text-properties officeooo:paragraph-rsid="0089df48"/>
    </style:style>
    <style:style style:name="P2" style:family="paragraph" style:parent-style-name="Title" style:master-page-name="First_20_Page">
      <style:paragraph-properties style:page-number="auto"/>
      <style:text-properties officeooo:paragraph-rsid="00018cdb"/>
    </style:style>
    <style:style style:name="P3" style:family="paragraph" style:parent-style-name="Title">
      <style:text-properties officeooo:paragraph-rsid="00018cdb"/>
    </style:style>
    <style:style style:name="P4" style:family="paragraph" style:parent-style-name="Text_20_body">
      <style:text-properties officeooo:rsid="002b1a5e" officeooo:paragraph-rsid="002edc96"/>
    </style:style>
    <style:style style:name="P5" style:family="paragraph" style:parent-style-name="Text_20_body">
      <style:text-properties officeooo:paragraph-rsid="002fe958"/>
    </style:style>
    <style:style style:name="P6" style:family="paragraph" style:parent-style-name="Text_20_body">
      <style:text-properties officeooo:paragraph-rsid="003ff515"/>
    </style:style>
    <style:style style:name="P7" style:family="paragraph" style:parent-style-name="Text_20_body">
      <style:text-properties officeooo:paragraph-rsid="00426dca"/>
    </style:style>
    <style:style style:name="P8" style:family="paragraph" style:parent-style-name="Text_20_body">
      <style:text-properties officeooo:paragraph-rsid="0045ddf2"/>
    </style:style>
    <style:style style:name="P9" style:family="paragraph" style:parent-style-name="Text_20_body">
      <style:text-properties officeooo:rsid="004729ed" officeooo:paragraph-rsid="00483d5f"/>
    </style:style>
    <style:style style:name="P10" style:family="paragraph" style:parent-style-name="Text_20_body">
      <style:text-properties officeooo:paragraph-rsid="004f1ef7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1">
      <style:text-properties officeooo:rsid="0070b6c4" officeooo:paragraph-rsid="0070b6c4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rsid="003cda8b" officeooo:paragraph-rsid="003cda8b"/>
    </style:style>
    <style:style style:name="P19" style:family="paragraph" style:parent-style-name="Heading_20_3">
      <style:text-properties officeooo:paragraph-rsid="004f1ef7"/>
    </style:style>
    <style:style style:name="P2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paragraph-rsid="002937fb"/>
    </style:style>
    <style:style style:name="P22" style:family="paragraph" style:parent-style-name="Heading_20_2">
      <style:text-properties officeooo:paragraph-rsid="002fe958"/>
    </style:style>
    <style:style style:name="P23" style:family="paragraph" style:parent-style-name="Heading_20_1" style:master-page-name="Standard">
      <style:paragraph-properties style:page-number="1" fo:break-before="page"/>
    </style:style>
    <style:style style:name="P24" style:family="paragraph" style:parent-style-name="Contents_20_Heading" style:master-page-name="Index">
      <style:paragraph-properties style:page-number="auto" fo:break-before="page"/>
    </style:style>
    <style:style style:name="T1" style:family="text">
      <style:text-properties officeooo:rsid="00018cdb"/>
    </style:style>
    <style:style style:name="T2" style:family="text">
      <style:text-properties officeooo:rsid="000252e9"/>
    </style:style>
    <style:style style:name="T3" style:family="text">
      <style:text-properties officeooo:rsid="0016b9ea"/>
    </style:style>
    <style:style style:name="T4" style:family="text">
      <style:text-properties officeooo:rsid="001c8b31"/>
    </style:style>
    <style:style style:name="T5" style:family="text">
      <style:text-properties officeooo:rsid="0020afa4"/>
    </style:style>
    <style:style style:name="T6" style:family="text">
      <style:text-properties officeooo:rsid="00224aed"/>
    </style:style>
    <style:style style:name="T7" style:family="text">
      <style:text-properties officeooo:rsid="00231807"/>
    </style:style>
    <style:style style:name="T8" style:family="text">
      <style:text-properties officeooo:rsid="002888e5"/>
    </style:style>
    <style:style style:name="T9" style:family="text">
      <style:text-properties officeooo:rsid="0028d86b"/>
    </style:style>
    <style:style style:name="T10" style:family="text">
      <style:text-properties officeooo:rsid="00297fec"/>
    </style:style>
    <style:style style:name="T11" style:family="text">
      <style:text-properties officeooo:rsid="003f482c"/>
    </style:style>
    <style:style style:name="T12" style:family="text">
      <style:text-properties officeooo:rsid="00421e17"/>
    </style:style>
    <style:style style:name="T13" style:family="text">
      <style:text-properties officeooo:rsid="00551f54"/>
    </style:style>
    <style:style style:name="T14" style:family="text">
      <style:text-properties officeooo:rsid="006d127a"/>
    </style:style>
    <style:style style:name="T15" style:family="text">
      <style:text-properties officeooo:rsid="00887c3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oft-page-break/></text:p>
      <text:p text:style-name="P3">Era.<text:span text:style-name="T1">js游戏引擎</text:span></text:p>
      <text:p text:style-name="Subtitle">设计文档</text:p>
      <text:p text:style-name="Text_20_body"/>
      <text:p text:style-name="Text_20_body"/>
      <text:p text:style-name="Text_20_body"/>
      <text:p text:style-name="P1"><text:span text:style-name="T15">Design</text:span></text:p>
      <text:p text:style-name="Subtitle">of</text:p>
      <text:p text:style-name="P1">Era.js <text:span text:style-name="T2">Game Engine</text:span></text:p>
      <text:table-of-content text:style-name="Sect1" text:name="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录1_Head">
            <text:p text:style-name="P24">目录</text:p>
          </text:index-title>
          <text:p text:style-name="P16"><text:a xlink:type="simple" xlink:href="#__RefHeading___Toc1469_4040743948" text:style-name="Index_20_Link" text:visited-style-name="Index_20_Link">概述<text:tab/>1</text:a></text:p>
          <text:p text:style-name="P15"><text:a xlink:type="simple" xlink:href="#__RefHeading___Toc1505_4040743948" text:style-name="Index_20_Link" text:visited-style-name="Index_20_Link">开发背景<text:tab/>1</text:a></text:p>
          <text:p text:style-name="P15"><text:a xlink:type="simple" xlink:href="#__RefHeading___Toc1507_4040743948" text:style-name="Index_20_Link" text:visited-style-name="Index_20_Link">必要性分析<text:tab/>1</text:a></text:p>
          <text:p text:style-name="P15"><text:a xlink:type="simple" xlink:href="#__RefHeading___Toc1509_4040743948" text:style-name="Index_20_Link" text:visited-style-name="Index_20_Link">可行性分析<text:tab/>1</text:a></text:p>
          <text:p text:style-name="P16"><text:a xlink:type="simple" xlink:href="#__RefHeading___Toc1471_4040743948" text:style-name="Index_20_Link" text:visited-style-name="Index_20_Link">开发需求<text:tab/>1</text:a></text:p>
          <text:p text:style-name="P15"><text:a xlink:type="simple" xlink:href="#__RefHeading___Toc1473_4040743948" text:style-name="Index_20_Link" text:visited-style-name="Index_20_Link">核心需求（四个面向）<text:tab/>1</text:a></text:p>
          <text:p text:style-name="P15"><text:a xlink:type="simple" xlink:href="#__RefHeading___Toc1475_4040743948" text:style-name="Index_20_Link" text:visited-style-name="Index_20_Link">其他需求<text:tab/>1</text:a></text:p>
          <text:p text:style-name="P16"><text:a xlink:type="simple" xlink:href="#__RefHeading___Toc1477_4040743948" text:style-name="Index_20_Link" text:visited-style-name="Index_20_Link">技术选型<text:tab/>1</text:a></text:p>
          <text:p text:style-name="P15"><text:a xlink:type="simple" xlink:href="#__RefHeading___Toc2807_4040743948" text:style-name="Index_20_Link" text:visited-style-name="Index_20_Link">需求分析<text:tab/>1</text:a></text:p>
          <text:p text:style-name="P15"><text:a xlink:type="simple" xlink:href="#__RefHeading___Toc1479_4040743948" text:style-name="Index_20_Link" text:visited-style-name="Index_20_Link">核心技术选型<text:tab/>1</text:a></text:p>
          <text:p text:style-name="P17"><text:a xlink:type="simple" xlink:href="#__RefHeading___Toc2009_4040743948" text:style-name="Index_20_Link" text:visited-style-name="Index_20_Link">脚本语言<text:tab/>1</text:a></text:p>
          <text:p text:style-name="P17"><text:a xlink:type="simple" xlink:href="#__RefHeading___Toc2011_4040743948" text:style-name="Index_20_Link" text:visited-style-name="Index_20_Link">前端容器<text:tab/>2</text:a></text:p>
          <text:p text:style-name="P15"><text:a xlink:type="simple" xlink:href="#__RefHeading___Toc1481_4040743948" text:style-name="Index_20_Link" text:visited-style-name="Index_20_Link">附加技术选型<text:tab/>2</text:a></text:p>
          <text:p text:style-name="P17"><text:a xlink:type="simple" xlink:href="#__RefHeading___Toc2300_4040743948" text:style-name="Index_20_Link" text:visited-style-name="Index_20_Link">前端语言<text:tab/>2</text:a></text:p>
          <text:p text:style-name="P17"><text:a xlink:type="simple" xlink:href="#__RefHeading___Toc2302_4040743948" text:style-name="Index_20_Link" text:visited-style-name="Index_20_Link">前端框架<text:tab/>2</text:a></text:p>
          <text:p text:style-name="P17"><text:a xlink:type="simple" xlink:href="#__RefHeading___Toc2304_4040743948" text:style-name="Index_20_Link" text:visited-style-name="Index_20_Link">打包<text:tab/>2</text:a></text:p>
          <text:p text:style-name="P17"><text:a xlink:type="simple" xlink:href="#__RefHeading___Toc2450_4040743948" text:style-name="Index_20_Link" text:visited-style-name="Index_20_Link">样式库<text:tab/>2</text:a></text:p>
          <text:p text:style-name="P17"><text:a xlink:type="simple" xlink:href="#__RefHeading___Toc2452_4040743948" text:style-name="Index_20_Link" text:visited-style-name="Index_20_Link">前端工具库<text:tab/>2</text:a></text:p>
          <text:p text:style-name="P17"><text:a xlink:type="simple" xlink:href="#__RefHeading___Toc2454_4040743948" text:style-name="Index_20_Link" text:visited-style-name="Index_20_Link">字体<text:tab/>2</text:a></text:p>
          <text:p text:style-name="P17"><text:a xlink:type="simple" xlink:href="#__RefHeading___Toc2306_4040743948" text:style-name="Index_20_Link" text:visited-style-name="Index_20_Link">支持的文件格式<text:tab/>2</text:a></text:p>
          <text:p text:style-name="P16"><text:a xlink:type="simple" xlink:href="#__RefHeading___Toc1483_4040743948" text:style-name="Index_20_Link" text:visited-style-name="Index_20_Link">具体实现<text:tab/>3</text:a></text:p>
          <text:p text:style-name="P15"><text:a xlink:type="simple" xlink:href="#__RefHeading___Toc1886_4040743948" text:style-name="Index_20_Link" text:visited-style-name="Index_20_Link">核心实现<text:tab/>3</text:a></text:p>
          <text:p text:style-name="P17"><text:a xlink:type="simple" xlink:href="#__RefHeading___Toc1888_4040743948" text:style-name="Index_20_Link" text:visited-style-name="Index_20_Link">前后端通信（Front-end &amp; Back-end Communication）<text:tab/>3</text:a></text:p>
          <text:p text:style-name="P17"><text:a xlink:type="simple" xlink:href="#__RefHeading___Toc1890_4040743948" text:style-name="Index_20_Link" text:visited-style-name="Index_20_Link">全局锁机制（Global Lock Mechanism）<text:tab/>3</text:a></text:p>
          <text:p text:style-name="P17"><text:a xlink:type="simple" xlink:href="#__RefHeading___Toc1892_4040743948" text:style-name="Index_20_Link" text:visited-style-name="Index_20_Link">数据回调与同步（Data Callbacks &amp; Synchronization）<text:tab/>3</text:a></text:p>
          <text:p text:style-name="P17"><text:a xlink:type="simple" xlink:href="#__RefHeading___Toc1894_4040743948" text:style-name="Index_20_Link" text:visited-style-name="Index_20_Link">复杂界面解构与重组（Complex UI Deconstruction &amp; Reorganization）<text:tab/>3</text:a></text:p>
          <text:p text:style-name="P15"><text:a xlink:type="simple" xlink:href="#__RefHeading___Toc1896_4040743948" text:style-name="Index_20_Link" text:visited-style-name="Index_20_Link">其他实现<text:tab/>3</text:a></text:p>
          <text:p text:style-name="P17"><text:a xlink:type="simple" xlink:href="#__RefHeading___Toc1898_4040743948" text:style-name="Index_20_Link" text:visited-style-name="Index_20_Link">全局调试组件（Universal Debug Utility）<text:tab/>3</text:a></text:p>
          <text:p text:style-name="P17"><text:a xlink:type="simple" xlink:href="#__RefHeading___Toc1900_4040743948" text:style-name="Index_20_Link" text:visited-style-name="Index_20_Link">事件分发机制（Event Dispatch Mechanism）<text:tab/>3</text:a></text:p>
          <text:p text:style-name="P17"><text:a xlink:type="simple" xlink:href="#__RefHeading___Toc1902_4040743948" text:style-name="Index_20_Link" text:visited-style-name="Index_20_Link">数据管理（Data Management）<text:tab/>3</text:a></text:p>
          <text:p text:style-name="P20"><text:a xlink:type="simple" xlink:href="#__RefHeading___Toc2308_4040743948" text:style-name="Index_20_Link" text:visited-style-name="Index_20_Link">点语法（Dot Syntax）<text:tab/>3</text:a></text:p>
          <text:p text:style-name="P17"><text:a xlink:type="simple" xlink:href="#__RefHeading___Toc1904_4040743948" text:style-name="Index_20_Link" text:visited-style-name="Index_20_Link">插件管理架构（Plug-in Management Architecture）<text:tab/>3</text:a></text:p>
          <text:p text:style-name="P17"><text:a xlink:type="simple" xlink:href="#__RefHeading___Toc1906_4040743948" text:style-name="Index_20_Link" text:visited-style-name="Index_20_Link">数据打包（Data Packaging）<text:tab/>3</text:a></text:p>
          <text:p text:style-name="P17"><text:a xlink:type="simple" xlink:href="#__RefHeading___Toc1908_4040743948" text:style-name="Index_20_Link" text:visited-style-name="Index_20_Link">界面逻辑管理机制（UI Logic Manage Mechanism）<text:tab/>3</text:a></text:p>
          <text:p text:style-name="P17"><text:a xlink:type="simple" xlink:href="#__RefHeading___Toc1910_4040743948" text:style-name="Index_20_Link" text:visited-style-name="Index_20_Link">子进程缓冲数据流（Child Process Buffer Stream）<text:tab/>3</text:a></text:p>
          <text:p text:style-name="P17"><text:a xlink:type="simple" xlink:href="#__RefHeading___Toc1912_4040743948" text:style-name="Index_20_Link" text:visited-style-name="Index_20_Link">数据中转（Data Relay）<text:tab/>3</text:a></text:p>
          <text:p text:style-name="P17"><text:a xlink:type="simple" xlink:href="#__RefHeading___Toc1914_4040743948" text:style-name="Index_20_Link" text:visited-style-name="Index_20_Link">多方同步通信（Multiparty Synchronous Communication）<text:tab/>3</text:a></text:p>
          <text:p text:style-name="P17"><text:a xlink:type="simple" xlink:href="#__RefHeading___Toc1916_4040743948" text:style-name="Index_20_Link" text:visited-style-name="Index_20_Link">前端框架热插拔（Front-end Framework Hot-Plug）<text:tab/>3</text:a></text:p>
          <text:p text:style-name="P17"><text:a xlink:type="simple" xlink:href="#__RefHeading___Toc2809_4040743948" text:style-name="Index_20_Link" text:visited-style-name="Index_20_Link">地图生成算法（Map Generation Algorithm）<text:tab/>3</text:a></text:p>
        </text:index-body>
      </text:table-of-content>
      <text:p text:style-name="Standard"/>
      <text:h text:style-name="P23" text:outline-level="1"><text:bookmark-start text:name="__RefHeading___Toc1469_4040743948"/>概述<text:bookmark-end text:name="__RefHeading___Toc1469_4040743948"/></text:h>
      <text:h text:style-name="Heading_20_2" text:outline-level="2"><text:bookmark-start text:name="__RefHeading___Toc1505_4040743948"/>开发背景<text:bookmark-end text:name="__RefHeading___Toc1505_4040743948"/></text:h>
      <text:h text:style-name="Heading_20_2" text:outline-level="2"><text:bookmark-start text:name="__RefHeading___Toc1507_4040743948"/>必要性分析<text:bookmark-end text:name="__RefHeading___Toc1507_4040743948"/></text:h>
      <text:h text:style-name="Heading_20_2" text:outline-level="2"><text:bookmark-start text:name="__RefHeading___Toc1509_4040743948"/>可行性分析<text:bookmark-end text:name="__RefHeading___Toc1509_4040743948"/></text:h>
      <text:h text:style-name="Heading_20_1" text:outline-level="1"><text:bookmark-start text:name="__RefHeading___Toc1471_4040743948"/>开发需求<text:bookmark-end text:name="__RefHeading___Toc1471_4040743948"/></text:h>
      <text:h text:style-name="Heading_20_2" text:outline-level="2"><text:bookmark-start text:name="__RefHeading___Toc1473_4040743948"/>核心需求（四个面向）<text:bookmark-end text:name="__RefHeading___Toc1473_4040743948"/></text:h>
      <text:list xml:id="list3983260736" text:style-name="L1">
        <text:list-item>
          <text:p text:style-name="P11">面向开发者</text:p>
          <text:list>
            <text:list-item>
              <text:p text:style-name="P13">提高开发效率</text:p>
            </text:list-item>
          </text:list>
        </text:list-item>
        <text:list-item>
          <text:p text:style-name="P11">面向二次开发者</text:p>
          <text:list>
            <text:list-item>
              <text:p text:style-name="P11">降低学习成本</text:p>
            </text:list-item>
          </text:list>
        </text:list-item>
        <text:list-item>
          <text:p text:style-name="P11">面向玩家</text:p>
          <text:list>
            <text:list-item>
              <text:p text:style-name="P11">提升游戏表现</text:p>
            </text:list-item>
          </text:list>
        </text:list-item>
        <text:list-item>
          <text:p text:style-name="P11">面向引擎开发者</text:p>
          <text:list>
            <text:list-item>
              <text:p text:style-name="P11">降低引擎开发成本</text:p>
            </text:list-item>
            <text:list-item>
              <text:p text:style-name="P11">提升维护效率</text:p>
            </text:list-item>
          </text:list>
        </text:list-item>
      </text:list>
      <text:h text:style-name="Heading_20_2" text:outline-level="2"><text:bookmark-start text:name="__RefHeading___Toc1475_4040743948"/>其他需求<text:bookmark-end text:name="__RefHeading___Toc1475_4040743948"/></text:h>
      <text:list xml:id="list1193855456" text:style-name="L2">
        <text:list-item>
          <text:p text:style-name="P12"/>
        </text:list-item>
      </text:list>
      <text:h text:style-name="Heading_20_1" text:outline-level="1"><text:bookmark-start text:name="__RefHeading___Toc1477_4040743948"/>技术选型<text:bookmark-end text:name="__RefHeading___Toc1477_4040743948"/></text:h>
      <text:h text:style-name="Heading_20_2" text:outline-level="2"><text:bookmark-start text:name="__RefHeading___Toc2807_4040743948"/>需求分析<text:bookmark-end text:name="__RefHeading___Toc2807_4040743948"/></text:h>
      <text:h text:style-name="P22" text:outline-level="2"><text:bookmark-start text:name="__RefHeading___Toc1479_4040743948"/>核心技术选型<text:bookmark-end text:name="__RefHeading___Toc1479_4040743948"/></text:h>
      <text:h text:style-name="Heading_20_3" text:outline-level="3"><text:bookmark-start text:name="__RefHeading___Toc2009_4040743948"/>脚本语言<text:bookmark-end text:name="__RefHeading___Toc2009_4040743948"/></text:h>
      <text:p text:style-name="P4"><text:span text:style-name="T10">Python</text:span></text:p>
      <text:h text:style-name="Heading_20_3" text:outline-level="3"><text:bookmark-start text:name="__RefHeading___Toc2011_4040743948"/><text:soft-page-break/>前端容器<text:bookmark-end text:name="__RefHeading___Toc2011_4040743948"/></text:h>
      <text:p text:style-name="P4">Electron</text:p>
      <text:h text:style-name="P22" text:outline-level="2"><text:bookmark-start text:name="__RefHeading___Toc1481_4040743948"/>附加技术选型<text:bookmark-end text:name="__RefHeading___Toc1481_4040743948"/></text:h>
      <text:h text:style-name="Heading_20_3" text:outline-level="3"><text:bookmark-start text:name="__RefHeading___Toc2300_4040743948"/>前端语言<text:bookmark-end text:name="__RefHeading___Toc2300_4040743948"/></text:h>
      <text:p text:style-name="P5">Typescript</text:p>
      <text:h text:style-name="Heading_20_3" text:outline-level="3"><text:bookmark-start text:name="__RefHeading___Toc2302_4040743948"/>前端框架<text:bookmark-end text:name="__RefHeading___Toc2302_4040743948"/></text:h>
      <text:p text:style-name="Text_20_body">React</text:p>
      <text:h text:style-name="Heading_20_3" text:outline-level="3"><text:bookmark-start text:name="__RefHeading___Toc2304_4040743948"/>打包<text:bookmark-end text:name="__RefHeading___Toc2304_4040743948"/></text:h>
      <text:p text:style-name="Text_20_body">cx_Freeze</text:p>
      <text:p text:style-name="Text_20_body">Webpack</text:p>
      <text:h text:style-name="P19" text:outline-level="3"><text:bookmark-start text:name="__RefHeading___Toc2450_4040743948"/>样式库<text:bookmark-end text:name="__RefHeading___Toc2450_4040743948"/></text:h>
      <text:p text:style-name="P10">Bootstrap</text:p>
      <text:p text:style-name="Text_20_body">Semantic UI</text:p>
      <text:p text:style-name="Text_20_body">Span<text:span text:style-name="T13">C</text:span>harm</text:p>
      <text:h text:style-name="Heading_20_3" text:outline-level="3"><text:bookmark-start text:name="__RefHeading___Toc2452_4040743948"/>前端工具库<text:bookmark-end text:name="__RefHeading___Toc2452_4040743948"/></text:h>
      <text:p text:style-name="Text_20_body">D3.js</text:p>
      <text:p text:style-name="Text_20_body">noisejs</text:p>
      <text:h text:style-name="Heading_20_3" text:outline-level="3"><text:bookmark-start text:name="__RefHeading___Toc2454_4040743948"/>字体<text:bookmark-end text:name="__RefHeading___Toc2454_4040743948"/></text:h>
      <text:p text:style-name="Text_20_body">Monomono</text:p>
      <text:h text:style-name="Heading_20_3" text:outline-level="3"><text:bookmark-start text:name="__RefHeading___Toc2306_4040743948"/>支持的文件格式<text:bookmark-end text:name="__RefHeading___Toc2306_4040743948"/></text:h>
      <text:p text:style-name="P6">文本文件（Text file）（*.txt）</text:p>
      <text:p text:style-name="Text_20_body">配置文件（Configuration file）（*.<text:span text:style-name="T11">cfg, *.config, *.inf, *.ini</text:span>）</text:p>
      <text:p text:style-name="P7">逗号分隔值（Comma-separated values）（*.<text:span text:style-name="T12">csv</text:span>）</text:p>
      <text:p text:style-name="P7">JavaScript对象记法（JSON）（JavaScript Object Notation）（*.json）</text:p>
      <text:p text:style-name="P8">YAML（*.yaml）</text:p>
      <text:p text:style-name="P9">ZIP（*.zip）</text:p>
      <text:h text:style-name="Heading_20_1" text:outline-level="1"><text:bookmark-start text:name="__RefHeading___Toc1483_4040743948"/><text:soft-page-break/>具体实现<text:bookmark-end text:name="__RefHeading___Toc1483_4040743948"/></text:h>
      <text:h text:style-name="P21" text:outline-level="2"><text:bookmark-start text:name="__RefHeading___Toc1886_4040743948"/>核心实现<text:bookmark-end text:name="__RefHeading___Toc1886_4040743948"/></text:h>
      <text:h text:style-name="Heading_20_3" text:outline-level="3"><text:bookmark-start text:name="__RefHeading___Toc1888_4040743948"/>前后端通信（Front-end &amp; Back-end Communication）<text:bookmark-end text:name="__RefHeading___Toc1888_4040743948"/></text:h>
      <text:h text:style-name="Heading_20_3" text:outline-level="3"><text:bookmark-start text:name="__RefHeading___Toc1890_4040743948"/>全局锁机制（Global Lock Mechanism）<text:bookmark-end text:name="__RefHeading___Toc1890_4040743948"/></text:h>
      <text:h text:style-name="Heading_20_3" text:outline-level="3"><text:bookmark-start text:name="__RefHeading___Toc1892_4040743948"/>数据回调与同步（Data Callbacks <text:span text:style-name="T3">&amp;</text:span> <text:span text:style-name="T3">S</text:span>ynchronization）<text:bookmark-end text:name="__RefHeading___Toc1892_4040743948"/></text:h>
      <text:h text:style-name="Heading_20_3" text:outline-level="3"><text:bookmark-start text:name="__RefHeading___Toc1894_4040743948"/>复杂界面解构与重组（Complex <text:span text:style-name="T9">UI</text:span> <text:span text:style-name="T8">D</text:span>econstruction <text:span text:style-name="T8">&amp;</text:span> <text:span text:style-name="T8">R</text:span>eorganization）<text:bookmark-end text:name="__RefHeading___Toc1894_4040743948"/></text:h>
      <text:h text:style-name="Heading_20_2" text:outline-level="2"><text:bookmark-start text:name="__RefHeading___Toc1896_4040743948"/>其他实现<text:bookmark-end text:name="__RefHeading___Toc1896_4040743948"/></text:h>
      <text:h text:style-name="Heading_20_3" text:outline-level="3"><text:bookmark-start text:name="__RefHeading___Toc1898_4040743948"/>全局调试组件（Universal Debug Utility）<text:bookmark-end text:name="__RefHeading___Toc1898_4040743948"/></text:h>
      <text:h text:style-name="Heading_20_3" text:outline-level="3"><text:bookmark-start text:name="__RefHeading___Toc1900_4040743948"/>事件分发机制（Event Dispatch Mechanism）<text:bookmark-end text:name="__RefHeading___Toc1900_4040743948"/></text:h>
      <text:h text:style-name="Heading_20_3" text:outline-level="3"><text:bookmark-start text:name="__RefHeading___Toc1902_4040743948"/>数据管理（Data Management）<text:bookmark-end text:name="__RefHeading___Toc1902_4040743948"/></text:h>
      <text:h text:style-name="P18" text:outline-level="4"><text:bookmark-start text:name="__RefHeading___Toc2308_4040743948"/>点语法（Dot Syntax）<text:bookmark-end text:name="__RefHeading___Toc2308_4040743948"/></text:h>
      <text:h text:style-name="Heading_20_3" text:outline-level="3"><text:bookmark-start text:name="__RefHeading___Toc1904_4040743948"/>插件管理架构（Plug-in Management Architecture）<text:bookmark-end text:name="__RefHeading___Toc1904_4040743948"/></text:h>
      <text:h text:style-name="Heading_20_3" text:outline-level="3"><text:bookmark-start text:name="__RefHeading___Toc1906_4040743948"/>数据打包（Data Packaging）<text:bookmark-end text:name="__RefHeading___Toc1906_4040743948"/></text:h>
      <text:h text:style-name="Heading_20_3" text:outline-level="3"><text:bookmark-start text:name="__RefHeading___Toc1908_4040743948"/>界面逻辑管理机制（UI Logic Manage Mechanism）<text:bookmark-end text:name="__RefHeading___Toc1908_4040743948"/></text:h>
      <text:h text:style-name="Heading_20_3" text:outline-level="3"><text:bookmark-start text:name="__RefHeading___Toc1910_4040743948"/>子进程缓冲数据流（Child Process Buffer <text:span text:style-name="T5">S</text:span>tream）<text:bookmark-end text:name="__RefHeading___Toc1910_4040743948"/></text:h>
      <text:h text:style-name="Heading_20_3" text:outline-level="3"><text:bookmark-start text:name="__RefHeading___Toc1912_4040743948"/>数据中转（<text:span text:style-name="T6">D</text:span>ata <text:span text:style-name="T6">R</text:span>elay）<text:bookmark-end text:name="__RefHeading___Toc1912_4040743948"/></text:h>
      <text:h text:style-name="Heading_20_3" text:outline-level="3"><text:bookmark-start text:name="__RefHeading___Toc1914_4040743948"/>多方同步通信（Multiparty <text:span text:style-name="T4">S</text:span>ynchronous <text:span text:style-name="T4">C</text:span>ommunication）<text:bookmark-end text:name="__RefHeading___Toc1914_4040743948"/></text:h>
      <text:h text:style-name="Heading_20_3" text:outline-level="3"><text:bookmark-start text:name="__RefHeading___Toc1916_4040743948"/>前端框架热插拔（Front-end <text:span text:style-name="T7">F</text:span>rame<text:span text:style-name="T7">work</text:span> Hot-Plug）<text:bookmark-end text:name="__RefHeading___Toc1916_4040743948"/></text:h>
      <text:h text:style-name="Heading_20_3" text:outline-level="3"><text:bookmark-start text:name="__RefHeading___Toc2809_4040743948"/>地图生成算法（Map <text:span text:style-name="T14">G</text:span>eneration <text:span text:style-name="T14">A</text:span>lgorithm）<text:bookmark-end text:name="__RefHeading___Toc2809_40407439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3:29:35.896000000</meta:creation-date>
    <dc:date>2019-04-17T00:46:27.151000000</dc:date>
    <meta:editing-duration>PT1H15M56S</meta:editing-duration>
    <meta:editing-cycles>106</meta:editing-cycles>
    <meta:generator>LibreOffice/6.2.2.2$Windows_X86_64 LibreOffice_project/2b840030fec2aae0fd2658d8d4f9548af4e3518d</meta:generator>
    <meta:document-statistic meta:table-count="0" meta:image-count="0" meta:object-count="0" meta:page-count="7" meta:paragraph-count="114" meta:word-count="750" meta:character-count="1718" meta:non-whitespace-character-count="1600"/>
  </office:meta>
</office:document-meta>
</file>